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1.655cm" fo:min-width="3.818cm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1.147cm" fo:min-width="2.04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893cm" fo:min-width="3.945cm"/>
    </style:style>
    <style:style style:name="gr4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2.417cm" fo:min-width="3.691cm"/>
    </style:style>
    <style:style style:name="gr7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="none" draw:textarea-vertical-align="middle" draw:auto-grow-height="false" fo:min-height="2.761cm" fo:min-width="0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528cm" fo:min-width="4.326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528cm" fo:min-width="4.199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2.036cm" fo:min-width="5.342cm"/>
    </style:style>
    <style:style style:name="gr12" style:family="graphic" style:parent-style-name="standard">
      <style:graphic-properties svg:stroke-color="#000000" draw:fill-color="#ffff00" draw:textarea-horizontal-align="justify" draw:textarea-vertical-align="middle" draw:auto-grow-height="false" fo:min-height="1.528cm" fo:min-width="3.437cm"/>
    </style:style>
    <style:style style:name="gr13" style:family="graphic" style:parent-style-name="standard">
      <style:graphic-properties draw:textarea-horizontal-align="justify" draw:textarea-vertical-align="middle" draw:auto-grow-height="false" fo:min-height="1.401cm" fo:min-width="3.183cm"/>
    </style:style>
    <style:style style:name="gr1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color="#000000" draw:fill-color="#ffff00" draw:textarea-horizontal-align="justify" draw:textarea-vertical-align="middle" draw:auto-grow-height="false" fo:min-height="2.417cm" fo:min-width="3.564cm"/>
    </style:style>
    <style:style style:name="gr1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color="#000000" draw:fill-color="#ffff00" draw:textarea-horizontal-align="justify" draw:textarea-vertical-align="middle" draw:auto-grow-height="false" fo:min-height="0.766cm" fo:min-width="1.913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766cm" fo:min-width="1.9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4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18cm" svg:height="1.905cm" svg:x="9.525cm" svg:y="5.588cm">
          <text:p text:style-name="P1">Microcontroller</text:p>
          <text:p text:style-name="P1">STM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54cm" svg:height="1.397cm" svg:x="4.826cm" svg:y="1.778cm">
          <text:p text:style-name="P1">LC fil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445cm" svg:height="1.143cm" svg:x="9.454cm" svg:y="1.651cm">
          <text:p text:style-name="P1">3.3V regulato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366cm" svg:y1="2.476cm" svg:x2="9.454cm" svg:y2="2.222cm" draw:start-shape="id1" draw:start-glue-point="1" draw:end-shape="id2" draw:end-glue-point="3" svg:d="M7366 2476c1566 0 522-254 2088-254" svg:viewBox="0 0 2089 255">
          <text:p/>
        </draw:connector>
        <draw:connector draw:style-name="gr5" draw:text-style-name="P3" draw:layer="layout" draw:type="curve" svg:x1="4.826cm" svg:y1="2.476cm" svg:x2="2.73cm" svg:y2="5.08cm" draw:start-shape="id1" draw:start-glue-point="3" draw:end-shape="id3" draw:end-glue-point="0" svg:d="M4826 2476c-1398 0-2096 868-2096 2604" svg:viewBox="0 0 2097 2605">
          <text:p text:style-name="P1">5V</text:p>
          <text:p text:style-name="P1">input</text:p>
        </draw:connector>
        <draw:connector draw:style-name="gr4" draw:text-style-name="P3" draw:layer="layout" draw:type="curve" svg:x1="11.676cm" svg:y1="2.794cm" svg:x2="11.684cm" svg:y2="5.588cm" draw:start-shape="id2" draw:start-glue-point="2" draw:end-shape="id4" draw:end-glue-point="0" svg:d="M11676 2794c0 2094 8 697 8 2794" svg:viewBox="0 0 9 2795">
          <text:p/>
        </draw:connector>
        <draw:custom-shape draw:style-name="gr6" draw:text-style-name="P2" xml:id="id5" draw:id="id5" draw:layer="layout" svg:width="4.191cm" svg:height="2.667cm" svg:x="19.558cm" svg:y="4.572cm">
          <text:p text:style-name="P1">Temperature</text:p>
          <text:p text:style-name="P1">Measurement</text:p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.843cm" svg:y1="6.54cm" svg:x2="19.558cm" svg:y2="5.905cm" draw:start-shape="id4" draw:start-glue-point="1" draw:end-shape="id5" svg:d="M13843 6540c4285 0 1428-635 5715-635" svg:viewBox="0 0 5716 636">
          <text:p text:style-name="P1">SPI <text:s/></text:p>
          <text:p text:style-name="P1"/>
          <text:p text:style-name="P1"/>
        </draw:connector>
        <draw:custom-shape draw:style-name="gr8" draw:text-style-name="P3" draw:layer="layout" svg:width="0.635cm" svg:height="3.175cm" svg:x="24.003cm" svg:y="4.318cm">
          <text:p text:style-name="P1"><text:s text:c="11"/>x6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xml:id="id6" draw:id="id6" draw:layer="layout" svg:width="4.826cm" svg:height="1.778cm" svg:x="16.891cm" svg:y="1.905cm">
          <text:p text:style-name="P1">Serial interface</text:p>
          <text:p text:style-name="P1">to Raspberry Pi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6.891cm" svg:y1="2.794cm" svg:x2="13.843cm" svg:y2="6.54cm" draw:start-shape="id6" draw:start-glue-point="3" draw:end-shape="id4" draw:end-glue-point="1" svg:d="M16891 2794c-2286 0-762 3746-3048 3746" svg:viewBox="0 0 3049 3747">
          <text:p text:style-name="P1">UART <text:s text:c="9"/></text:p>
          <text:p text:style-name="P1"/>
        </draw:connector>
        <draw:custom-shape draw:style-name="gr10" draw:text-style-name="P1" xml:id="id7" draw:id="id7" draw:layer="layout" svg:width="4.699cm" svg:height="1.778cm" svg:x="18.415cm" svg:y="12.827cm">
          <text:p text:style-name="P1">Pressure sensor</text:p>
          <text:p text:style-name="P1">connecto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1.684cm" svg:y1="7.493cm" svg:x2="20.764cm" svg:y2="12.827cm" draw:start-shape="id4" draw:start-glue-point="2" draw:end-shape="id7" svg:d="M11684 7493c0 4000 9080 1334 9080 5334" svg:viewBox="0 0 9081 5335">
          <text:p text:style-name="P1"/>
          <text:p text:style-name="P1"/>
          <text:p text:style-name="P1"/>
          <text:p text:style-name="P1"/>
          <text:p text:style-name="P1"><text:s text:c="42"/>I²C</text:p>
        </draw:connector>
        <draw:custom-shape draw:style-name="gr11" draw:text-style-name="P1" xml:id="id11" draw:id="id11" draw:layer="layout" svg:width="5.842cm" svg:height="2.286cm" svg:x="11.303cm" svg:y="12.7cm">
          <text:p text:style-name="P1">Battery/structure</text:p>
          <text:p text:style-name="P1">temperature</text:p>
          <text:p text:style-name="P1">sensor connector</text:p>
          <draw:enhanced-geometry svg:viewBox="0 0 21600 21600" draw:type="rectangle" draw:enhanced-path="M 0 0 L 21600 0 21600 21600 0 21600 0 0 Z N"/>
        </draw:custom-shape>
        <draw:custom-shape draw:style-name="gr12" draw:text-style-name="P2" xml:id="id8" draw:id="id8" draw:layer="layout" svg:width="3.937cm" svg:height="1.778cm" svg:x="4.826cm" svg:y="9.144cm">
          <text:p text:style-name="P1">Differential</text:p>
          <text:p text:style-name="P1">receive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6.794cm" svg:y1="9.144cm" svg:x2="9.525cm" svg:y2="6.54cm" draw:start-shape="id8" draw:start-glue-point="0" draw:end-shape="id4" draw:end-glue-point="3" svg:d="M6794 9144c0-1736 910-2604 2731-2604" svg:viewBox="0 0 2732 2605">
          <text:p text:style-name="P1"/>
          <text:p text:style-name="P1"><text:s text:c="6"/>AB encoder</text:p>
        </draw:connector>
        <draw:custom-shape draw:style-name="gr10" draw:text-style-name="P1" xml:id="id9" draw:id="id9" draw:layer="layout" svg:width="4.699cm" svg:height="1.778cm" svg:x="4.445cm" svg:y="11.811cm">
          <text:p text:style-name="P1">Distance sensor</text:p>
          <text:p text:style-name="P1">connecto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6.794cm" svg:y1="11.811cm" svg:x2="6.794cm" svg:y2="10.922cm" draw:start-shape="id9" draw:start-glue-point="0" draw:end-shape="id8" draw:end-glue-point="2" svg:d="M6794 11811v-889" svg:viewBox="0 0 1 890">
          <text:p text:style-name="P1"/>
        </draw:connector>
        <draw:custom-shape draw:style-name="gr13" draw:text-style-name="P1" xml:id="id3" draw:id="id3" draw:layer="layout" svg:width="3.683cm" svg:height="1.651cm" svg:x="0.889cm" svg:y="5.08cm">
          <text:p text:style-name="P1">Powerboard</text:p>
          <text:p text:style-name="P1">connector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4.572cm" svg:y1="5.905cm" svg:x2="9.525cm" svg:y2="6.54cm" draw:start-shape="id3" draw:start-glue-point="1" draw:end-shape="id4" draw:end-glue-point="3" svg:d="M4572 5905c3714 0 1238 635 4953 635" svg:viewBox="0 0 4954 636">
          <text:p text:style-name="P1"><text:s text:c="5"/>GPIO, UART</text:p>
          <text:p text:style-name="P1"><text:s text:c="13"/>and SPI</text:p>
          <text:p text:style-name="P1"/>
          <text:p text:style-name="P1"/>
        </draw:connector>
        <draw:custom-shape draw:style-name="gr15" draw:text-style-name="P2" xml:id="id10" draw:id="id10" draw:layer="layout" svg:width="4.064cm" svg:height="2.667cm" svg:x="21.717cm" svg:y="8.509cm">
          <text:p text:style-name="P1">Redundant</text:p>
          <text:p text:style-name="P1">Flash<text:line-break/>Storage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curve" svg:x1="13.843cm" svg:y1="6.54cm" svg:x2="21.717cm" svg:y2="9.842cm" draw:start-shape="id4" draw:start-glue-point="1" draw:end-shape="id10" svg:d="M13843 6540c5905 0 1969 3302 7874 3302" svg:viewBox="0 0 7875 3303">
          <text:p text:style-name="P1"><text:s text:c="10"/>SPI</text:p>
        </draw:connector>
        <draw:custom-shape draw:style-name="gr17" draw:text-style-name="P4" draw:layer="layout" svg:width="2.413cm" svg:height="1.016cm" svg:x="22.733cm" svg:y="16.256cm">
          <text:p text:style-name="P1"><text:span text:style-name="T1">Electronic</text:span></text:p>
          <text:p text:style-name="P1"><text:span text:style-name="T1">sub-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2.413cm" svg:height="1.016cm" svg:x="25.273cm" svg:y="16.256cm">
          <text:p text:style-name="P1"><text:span text:style-name="T1">Interface /</text:span></text:p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.924cm" svg:height="0.725cm" svg:x="24.23cm" svg:y="15.594cm">
          <draw:text-box>
            <text:p><text:span text:style-name="T1">Legend</text:span></text:p>
          </draw:text-box>
        </draw:frame>
        <draw:connector draw:style-name="gr7" draw:text-style-name="P3" draw:layer="layout" draw:type="curve" svg:x1="11.684cm" svg:y1="7.493cm" svg:x2="14.224cm" svg:y2="12.7cm" draw:start-shape="id4" draw:start-glue-point="2" draw:end-shape="id11" draw:end-glue-point="0" svg:d="M11684 7493c0 3904 2540 1301 2540 5207" svg:viewBox="0 0 2541 5208">
          <text:p text:style-name="P1"/>
          <text:p text:style-name="P1"/>
          <text:p text:style-name="P1"/>
          <text:p text:style-name="P1"/>
          <text:p text:style-name="P1"><text:s text:c="5"/>I²C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8:42:23.304497671</meta:creation-date>
    <dc:date>2017-06-08T15:05:21.591831631</dc:date>
    <meta:editing-duration>PT47M23S</meta:editing-duration>
    <meta:editing-cycles>9</meta:editing-cycles>
    <meta:generator>LibreOffice/5.2.7.2$Linux_X86_64 LibreOffice_project/20$Build-2</meta:generator>
    <meta:document-statistic meta:object-count="26"/>
  </office:meta>
</office:document-meta>
</file>